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tyle:font-family-generic="roman" style:font-pitch="variable"/>
    <style:font-face style:name="Fira Mono1" svg:font-family="'Fira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9in" fo:margin-left="0.0069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3.0625in"/>
    </style:style>
    <style:style style:name="Table1.C" style:family="table-column">
      <style:table-column-properties style:column-width="5.125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1.A3"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9in" fo:margin-left="0.0069in" fo:margin-top="0in" fo:margin-bottom="0in" table:align="left" style:writing-mode="lr-tb"/>
    </style:style>
    <style:style style:name="Table3.A" style:family="table-column">
      <style:table-column-properties style:column-width="0.8125in"/>
    </style:style>
    <style:style style:name="Table3.B" style:family="table-column">
      <style:table-column-properties style:column-width="3.0625in"/>
    </style:style>
    <style:style style:name="Table3.C" style:family="table-column">
      <style:table-column-properties style:column-width="5.12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3.A3"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2" style:family="table">
      <style:table-properties style:width="8.9896in" fo:margin-left="0.0069in" fo:margin-top="0in" fo:margin-bottom="0in" table:align="left" style:writing-mode="lr-tb"/>
    </style:style>
    <style:style style:name="Table2.A" style:family="table-column">
      <style:table-column-properties style:column-width="0.6354in"/>
    </style:style>
    <style:style style:name="Table2.B" style:family="table-column">
      <style:table-column-properties style:column-width="0.5722in"/>
    </style:style>
    <style:style style:name="Table2.C" style:family="table-column">
      <style:table-column-properties style:column-width="2.0111in"/>
    </style:style>
    <style:style style:name="Table2.D" style:family="table-column">
      <style:table-column-properties style:column-width="2.7188in"/>
    </style:style>
    <style:style style:name="Table2.E" style:family="table-column">
      <style:table-column-properties style:column-width="3.0521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line-height="100%" fo:orphans="0" fo:widows="0" fo:padding="0in" fo:border="none" style:shadow="none" style:join-border="false"/>
    </style:style>
    <style:style style:name="P5" style:family="paragraph" style:parent-style-name="Standard">
      <style:text-properties style:font-name="Courier New" style:font-name-asian="Courier New1" style:font-name-complex="Courier New1"/>
    </style:style>
    <style:style style:name="P6" style:family="paragraph" style:parent-style-name="Standard">
      <style:text-properties officeooo:rsid="0010d24d" officeooo:paragraph-rsid="0010d24d"/>
    </style:style>
    <style:style style:name="P7" style:family="paragraph" style:parent-style-name="Standard">
      <style:text-properties officeooo:paragraph-rsid="0010d24d"/>
    </style:style>
    <style:style style:name="P8" style:family="paragraph" style:parent-style-name="Standard">
      <style:paragraph-properties fo:line-height="100%" fo:orphans="0" fo:widows="0" fo:padding="0in" fo:border="none" style:shadow="none" style:join-border="false"/>
      <style:text-properties officeooo:rsid="0012b548" officeooo:paragraph-rsid="0012b548"/>
    </style:style>
    <style:style style:name="P9" style:family="paragraph" style:parent-style-name="Standard">
      <style:paragraph-properties fo:line-height="100%" fo:orphans="0" fo:widows="0" fo:padding="0in" fo:border="none" style:shadow="none" style:join-border="false"/>
      <style:text-properties officeooo:rsid="0012b548" officeooo:paragraph-rsid="0013a5cd"/>
    </style:style>
    <style:style style:name="P10" style:family="paragraph" style:parent-style-name="Standard">
      <style:paragraph-properties fo:line-height="100%" fo:orphans="0" fo:widows="0" fo:padding="0in" fo:border="none" style:shadow="none" style:join-border="false"/>
      <style:text-properties officeooo:rsid="0012b548" officeooo:paragraph-rsid="00185f66"/>
    </style:style>
    <style:style style:name="P11" style:family="paragraph" style:parent-style-name="Standard">
      <style:text-properties officeooo:rsid="0013a5cd" officeooo:paragraph-rsid="0013a5cd"/>
    </style:style>
    <style:style style:name="P12" style:family="paragraph" style:parent-style-name="Standard">
      <style:paragraph-properties fo:line-height="100%" fo:orphans="0" fo:widows="0" fo:padding="0in" fo:border="none" style:shadow="none" style:join-border="false"/>
      <style:text-properties officeooo:rsid="0013a5cd" officeooo:paragraph-rsid="0013a5cd"/>
    </style:style>
    <style:style style:name="P13" style:family="paragraph" style:parent-style-name="Standard">
      <style:paragraph-properties fo:line-height="100%" fo:orphans="0" fo:widows="0" fo:padding="0in" fo:border="none" style:shadow="none" style:join-border="false"/>
      <style:text-properties officeooo:rsid="0013a5cd" officeooo:paragraph-rsid="00185f66"/>
    </style:style>
    <style:style style:name="P14" style:family="paragraph" style:parent-style-name="Standard">
      <style:text-properties officeooo:paragraph-rsid="0013a5cd"/>
    </style:style>
    <style:style style:name="P15" style:family="paragraph" style:parent-style-name="Standard">
      <style:text-properties officeooo:rsid="0014a3d8" officeooo:paragraph-rsid="0014a3d8"/>
    </style:style>
    <style:style style:name="P16" style:family="paragraph" style:parent-style-name="Heading_20_2">
      <style:paragraph-properties fo:break-before="page"/>
      <style:text-properties officeooo:paragraph-rsid="00185f66"/>
    </style:style>
    <style:style style:name="P17" style:family="paragraph" style:parent-style-name="Subtitle">
      <style:text-properties fo:color="#ff0000" loext:opacity="100%" officeooo:rsid="0010d24d" officeooo:paragraph-rsid="0010d24d"/>
    </style:style>
    <style:style style:name="P18" style:family="paragraph" style:parent-style-name="Standard">
      <style:paragraph-properties fo:text-align="end" style:justify-single-word="false"/>
      <style:text-properties fo:color="#ff0000" loext:opacity="100%" officeooo:rsid="0010d24d" officeooo:paragraph-rsid="0010d24d"/>
    </style:style>
    <style:style style:name="P19" style:family="paragraph" style:parent-style-name="Standard">
      <style:paragraph-properties fo:line-height="100%" fo:orphans="0" fo:widows="0" fo:padding="0in" fo:border="none" style:shadow="none" style:join-border="false"/>
      <style:text-properties fo:font-weight="bold" style:font-weight-asian="bold"/>
    </style:style>
    <style:style style:name="P20" style:family="paragraph" style:parent-style-name="Standard">
      <style:paragraph-properties fo:line-height="100%" fo:orphans="0" fo:widows="0" fo:padding="0in" fo:border="none" style:shadow="none" style:join-border="false"/>
      <style:text-properties fo:font-weight="bold" officeooo:paragraph-rsid="00185f66" style:font-weight-asian="bold"/>
    </style:style>
    <style:style style:name="P21" style:family="paragraph" style:parent-style-name="Standard">
      <style:paragraph-properties fo:line-height="100%" fo:orphans="0" fo:widows="0" fo:padding="0in" fo:border="none" style:shadow="none" style:join-border="false"/>
      <style:text-properties style:font-name="Fira Mono" style:font-name-asian="Fira Mono1" style:font-name-complex="Fira Mono1"/>
    </style:style>
    <style:style style:name="P22" style:family="paragraph" style:parent-style-name="Standard">
      <style:text-properties officeooo:paragraph-rsid="0016eeac"/>
    </style:style>
    <style:style style:name="P23" style:family="paragraph" style:parent-style-name="Standard">
      <style:paragraph-properties fo:line-height="100%" fo:orphans="0" fo:widows="0" fo:padding="0in" fo:border="none" style:shadow="none" style:join-border="false"/>
      <style:text-properties officeooo:rsid="00185f66" officeooo:paragraph-rsid="00185f66"/>
    </style:style>
    <style:style style:name="P24" style:family="paragraph" style:parent-style-name="Standard">
      <style:text-properties officeooo:rsid="00185f66" officeooo:paragraph-rsid="00185f66"/>
    </style:style>
    <style:style style:name="P25" style:family="paragraph" style:parent-style-name="Text_20_body">
      <style:text-properties officeooo:rsid="00185f66" officeooo:paragraph-rsid="00185f66"/>
    </style:style>
    <style:style style:name="P26" style:family="paragraph" style:parent-style-name="Standard">
      <style:paragraph-properties fo:line-height="100%" fo:orphans="0" fo:widows="0" fo:padding="0in" fo:border="none" style:shadow="none" style:join-border="false"/>
      <style:text-properties officeooo:rsid="001969eb" officeooo:paragraph-rsid="001969eb"/>
    </style:style>
    <style:style style:name="P27" style:family="paragraph" style:parent-style-name="Standard">
      <style:paragraph-properties fo:line-height="100%" fo:orphans="0" fo:widows="0" fo:padding="0in" fo:border="none" style:shadow="none" style:join-border="false"/>
      <style:text-properties officeooo:rsid="001ca25a" officeooo:paragraph-rsid="001ca25a"/>
    </style:style>
    <style:style style:name="P28" style:family="paragraph" style:parent-style-name="Standard">
      <style:text-properties officeooo:rsid="001f1b1c" officeooo:paragraph-rsid="001f4cb9"/>
    </style:style>
    <style:style style:name="P29" style:family="paragraph" style:parent-style-name="Standard">
      <style:text-properties officeooo:rsid="001f1b1c" officeooo:paragraph-rsid="001f681f"/>
    </style:style>
    <style:style style:name="P30" style:family="paragraph" style:parent-style-name="Standard">
      <style:text-properties officeooo:rsid="001f4cb9" officeooo:paragraph-rsid="001f4cb9"/>
    </style:style>
    <style:style style:name="P31" style:family="paragraph" style:parent-style-name="Standard">
      <style:text-properties officeooo:rsid="001f681f" officeooo:paragraph-rsid="001f681f"/>
    </style:style>
    <style:style style:name="P32" style:family="paragraph" style:parent-style-name="Standard">
      <style:text-properties officeooo:rsid="002001f1" officeooo:paragraph-rsid="002001f1"/>
    </style:style>
    <style:style style:name="P33" style:family="paragraph" style:parent-style-name="Standard">
      <style:text-properties officeooo:rsid="00232a1c" officeooo:paragraph-rsid="00232a1c"/>
    </style:style>
    <style:style style:name="P34" style:family="paragraph" style:parent-style-name="Standard">
      <style:text-properties officeooo:paragraph-rsid="0026b6eb"/>
    </style:style>
    <style:style style:name="P35" style:family="paragraph" style:parent-style-name="Title" style:master-page-name="Standard">
      <style:paragraph-properties style:page-number="1"/>
    </style:style>
    <style:style style:name="P36" style:family="paragraph" style:parent-style-name="Heading_20_1" style:list-style-name="WWNum2"/>
    <style:style style:name="P37" style:family="paragraph" style:parent-style-name="Heading_20_1" style:list-style-name="WWNum2">
      <style:paragraph-properties fo:break-before="page"/>
    </style:style>
    <style:style style:name="P38" style:family="paragraph" style:parent-style-name="Standard" style:list-style-name="WWNum1"/>
    <style:style style:name="P39" style:family="paragraph" style:parent-style-name="Standard">
      <style:paragraph-properties fo:line-height="100%" fo:orphans="0" fo:widows="0" fo:padding="0in" fo:border="none" style:shadow="none" style:join-border="false"/>
      <style:text-properties officeooo:rsid="0013a5cd" officeooo:paragraph-rsid="0012b548"/>
    </style:style>
    <style:style style:name="P40" style:family="paragraph" style:parent-style-name="Standard">
      <style:paragraph-properties fo:line-height="100%" fo:orphans="0" fo:widows="0" fo:padding="0in" fo:border="none" style:shadow="none" style:join-border="false"/>
      <style:text-properties officeooo:rsid="0013a5cd" officeooo:paragraph-rsid="00185f66"/>
    </style:style>
    <style:style style:name="P41" style:family="paragraph" style:parent-style-name="Standard" style:list-style-name="L1">
      <style:text-properties officeooo:rsid="001f681f" officeooo:paragraph-rsid="001f681f"/>
    </style:style>
    <style:style style:name="P42" style:family="paragraph" style:parent-style-name="Standard">
      <style:text-properties officeooo:rsid="0028ed8d" officeooo:paragraph-rsid="0028ed8d"/>
    </style:style>
    <style:style style:name="T1" style:family="text">
      <style:text-properties fo:color="#1155cc" loext:opacity="100%" style:text-underline-style="solid" style:text-underline-width="auto" style:text-underline-color="font-color"/>
    </style:style>
    <style:style style:name="T2" style:family="text">
      <style:text-properties style:font-name="Courier New" style:font-name-asian="Courier New1" style:font-name-complex="Courier New1"/>
    </style:style>
    <style:style style:name="T3" style:family="text">
      <style:text-properties officeooo:rsid="0013a5cd"/>
    </style:style>
    <style:style style:name="T4" style:family="text">
      <style:text-properties officeooo:rsid="0014a3d8"/>
    </style:style>
    <style:style style:name="T5" style:family="text">
      <style:text-properties officeooo:rsid="0015a7b2"/>
    </style:style>
    <style:style style:name="T6" style:family="text">
      <style:text-properties officeooo:rsid="0016eeac"/>
    </style:style>
    <style:style style:name="T7" style:family="text">
      <style:text-properties officeooo:rsid="00185f66"/>
    </style:style>
    <style:style style:name="T8" style:family="text">
      <style:text-properties officeooo:rsid="001969eb"/>
    </style:style>
    <style:style style:name="T9" style:family="text">
      <style:text-properties officeooo:rsid="001ca25a"/>
    </style:style>
    <style:style style:name="T10" style:family="text">
      <style:text-properties officeooo:rsid="001e9b5a"/>
    </style:style>
    <style:style style:name="T11" style:family="text">
      <style:text-properties officeooo:rsid="001f4cb9"/>
    </style:style>
    <style:style style:name="T12" style:family="text">
      <style:text-properties officeooo:rsid="001f681f"/>
    </style:style>
    <style:style style:name="T13" style:family="text">
      <style:text-properties officeooo:rsid="002001f1"/>
    </style:style>
    <style:style style:name="T14" style:family="text">
      <style:text-properties officeooo:rsid="00214e12"/>
    </style:style>
    <style:style style:name="T15" style:family="text">
      <style:text-properties officeooo:rsid="00250c47"/>
    </style:style>
    <style:style style:name="T16" style:family="text">
      <style:text-properties officeooo:rsid="0026b6e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n8befiq7h4m6"/>CSE 141L Milestone 1</text:p>
      <text:p text:style-name="P17">Ryan Lee, A17045234</text:p>
      <text:h text:style-name="Heading_20_1" text:outline-level="1"><text:bookmark text:name="_6k844ap6v4bs"/>Academic Integrity</text:h>
      <text:p text:style-name="Standard">Your work will not be graded unless the signatures of all members of the group are present beneath the honor code.</text:p>
      <text:p text:style-name="Standard"/>
      <text:p text:style-name="Standard">To uphold academic integrity, students shall:</text:p>
      <text:list xml:id="list269246786" text:style-name="WWNum1">
        <text:list-item>
          <text:p text:style-name="P38">Complete and submit academic work that is their own and that is an honest and fair representation of their knowledge and abilities at the time of submission.</text:p>
        </text:list-item>
        <text:list-item>
          <text:p text:style-name="P38">Know and follow the standards of CSE 141L and UCSD.</text:p>
        </text:list-item>
      </text:list>
      <text:p text:style-name="Standard"/>
      <text:p text:style-name="Standard">Please sign (type) your name(s) below the following statement:</text:p>
      <text:p text:style-name="P3">I pledge to be fair to my classmates and instructors by completing all of my academic work with integrity. This means that I will respect the standards set by the instructor and institution, be responsible for the consequences of my choices, honestly represent my knowledge and abilities, and be a community member that others can trust to do the right thing even when no one is watching. I will always put learning before grades, and integrity before performance. I pledge to excel with integrity.</text:p>
      <text:p text:style-name="Standard"/>
      <text:p text:style-name="P18">Ryan Lee<text:bookmark text:name="_pxosb21qllwf"/></text:p>
      <text:h text:style-name="P1" text:outline-level="1"><text:s text:c="3"/>0. Team</text:h>
      <text:p text:style-name="P6">Ryan Lee</text:p>
      <text:list xml:id="list4253569336" text:style-name="WWNum2">
        <text:list-item>
          <text:h text:style-name="P36" text:outline-level="1"><text:bookmark text:name="_y1zdqk2v2udb"/><text:s/>Introduction</text:h>
        </text:list-item>
      </text:list>
      <text:p text:style-name="P7">TODO. Name your architecture. What is your overall philosophy? What specific goals did you strive to achieve? Can you classify your machine in any of the standard ways (e.g., stack machine, accumulator, register-register/load-store, register-memory)? If so, which? If not, devise a name for your class of machine. Word limit: 200 words.</text:p>
      <text:p text:style-name="P7"/>
      <text:p text:style-name="P22"><text:span text:style-name="T15">This document outlines the Tiny </text:span><text:span text:style-name="T12">Architecture</text:span><text:span text:style-name="T3">. </text:span><text:span text:style-name="T4">It is a RISC, load-store architecture. </text:span><text:span text:style-name="T15">It is named such because </text:span><text:span text:style-name="T6">there are only 8 instructions </text:span><text:span text:style-name="T15">in the instruction set</text:span><text:span text:style-name="T4">.</text:span></text:p>
      <text:p text:style-name="P22"/>
      <text:p text:style-name="P22"><text:span text:style-name="T6">The </text:span><text:span text:style-name="T3">goal of this architecture is to be very simple to implement</text:span><text:span text:style-name="T15">. </text:span><text:span text:style-name="T5">A side effect of </text:span><text:span text:style-name="T15">the small instructions set </text:span><text:span text:style-name="T5">this is that the final design should be quite small, which could be good for cost efficiency and power consumption as well as raw clock speed. </text:span><text:span text:style-name="T15">CPI should also benefit because the instructions are be so granular.</text:span></text:p>
      <text:p text:style-name="P22"/>
      <text:p text:style-name="P34"><text:span text:style-name="T15">A downside is that this limited instruction set causes the volume of total instructions to increase dramatically. M</text:span><text:span text:style-name="T4">any instructions that one would normally find in an ISA do not exist in the base instruction set. Rather, they must be implemented </text:span><text:span text:style-name="T15">using </text:span><text:span text:style-name="T4">several base instructions; </text:span><text:span text:style-name="T15">thus, such operations are </text:span><text:span text:style-name="T6">called compound operations</text:span><text:span text:style-name="T4">. </text:span><text:span text:style-name="T5">For example, subtraction must be implemented in terms of addition and bitwise negation operations; similarly, bitwise negation must be implemented as a nand instruction. </text:span><text:span text:style-name="T10">Moving immediates larger than 6 bits consumes a whopping 8 instructions!</text:span><text:span text:style-name="T5"> </text:span><text:span text:style-name="T12">That said, repeated but simple instructions is </text:span><text:span text:style-name="T10">the philosophy of RISC, </text:span><text:span text:style-name="T16">so this </text:span><text:span text:style-name="T10">tradeoff </text:span><text:span text:style-name="T16">is warranted</text:span><text:span text:style-name="T10">. </text:span></text:p>
      <text:p text:style-name="P34"/>
      <text:p text:style-name="P34"><text:span text:style-name="T16">For the float-related tasks of this project, it would make sense to have floating-point-specific operations. However, I </text:span><text:span text:style-name="T4">won’t </text:span><text:span text:style-name="T16">design those </text:span><text:span text:style-name="T6">for the sake of hardware simplicity, </text:span><text:span text:style-name="T16">unless I come across a good plan for executing the tasks that involves that special operation.</text:span></text:p>
      <text:p text:style-name="P7"/>
      <text:list xml:id="list222218761201379" text:continue-numbering="true" text:style-name="WWNum2">
        <text:list-item>
          <text:h text:style-name="P36" text:outline-level="1"><text:bookmark text:name="_rwyhue8q0amm"/><text:soft-page-break/><text:s/>Architectural Overview</text:h>
        </text:list-item>
      </text:list>
      <text:p text:style-name="Standard">TODO. This must be in picture form. What are the major building blocks you expect your processor to be made up of? You must have data memory in your architecture. (Example of MIPS: <text:a xlink:type="simple" xlink:href="https://www.researchgate.net/figure/The-MIPS-architecture_fig1_251924531" text:style-name="Standard" text:visited-style-name="Standard"><text:span text:style-name="T1">https://www.researchgate.net/figure/The-MIPS-architecture_fig1_251924531</text:span></text:a>)</text:p>
      <text:p text:style-name="Standard"/>
      <text:p text:style-name="P15">We will adhere to a simple 5-stage pipeline architecture, with the classic Fetch, Decode, Execute, Memaccess, and Write stages. We will have bypass and stall logic to avoid data hazards.</text:p>
      <text:list xml:id="list222219243736387" text:continue-numbering="true" text:style-name="WWNum2">
        <text:list-item>
          <text:h text:style-name="P37" text:outline-level="1"><text:bookmark text:name="_ord2ttv6q38k"/><text:s/>Machine Specification</text:h>
        </text:list-item>
      </text:list>
      <text:h text:style-name="Heading_20_2" text:outline-level="2"><text:bookmark text:name="_3g92t75box0m"/>Instruction formats</text:h>
      <text:p text:style-name="P24">The below table is my first draft of instructions. All instructions contain a register as the left operand; this is usually the destination operand. The “R” type stands for “register,” as the right operand is a register. The “I” stands for “immediate” because the right operand is an immediate valu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YPE</text:p>
          </table:table-cell>
          <table:table-cell table:style-name="Table1.A1" office:value-type="string">
            <text:p text:style-name="P19">FORMAT</text:p>
          </table:table-cell>
          <table:table-cell table:style-name="Table1.A1" office:value-type="string">
            <text:p text:style-name="P19">CORRESPONDING INSTRUCTIONS</text:p>
          </table:table-cell>
        </table:table-row>
        <table:table-row table:style-name="Table1.1">
          <table:table-cell table:style-name="Table1.A1" office:value-type="string">
            <text:p text:style-name="P39">R</text:p>
          </table:table-cell>
          <table:table-cell table:style-name="Table1.A1" office:value-type="string">
            <text:p text:style-name="P8">3 bits opcode, 3 bits op reg, 3 bits op reg</text:p>
          </table:table-cell>
          <table:table-cell table:style-name="Table1.A1" office:value-type="string">
            <text:p text:style-name="P8"><text:span text:style-name="T4">add</text:span>, nnd, lsh, rsh, mov, lod, str</text:p>
          </table:table-cell>
        </table:table-row>
        <table:table-row table:style-name="Table1.1">
          <table:table-cell table:style-name="Table1.A3" office:value-type="string">
            <text:p text:style-name="P12">I</text:p>
          </table:table-cell>
          <table:table-cell table:style-name="Table1.A3" office:value-type="string">
            <text:p text:style-name="P12">3 bits opcode, <text:span text:style-name="T10">6 </text:span>bits imm</text:p>
          </table:table-cell>
          <table:table-cell table:style-name="Table1.A3" office:value-type="string">
            <text:p text:style-name="P9">mvi</text:p>
          </table:table-cell>
        </table:table-row>
      </table:table>
      <text:p text:style-name="Standard"/>
      <text:p text:style-name="P25"><text:bookmark text:name="_p2548qr5iy3c"/>If instructions can be stretched over multiple cycles, I would have an instruction set the below instead. The “R” types are as before. The “E” stands for “extend,” and place the processor in a “waiting” mode until the next instruction is read. <text:span text:style-name="T8">The “E2” instructions are the instructions that the next 9 bits after an “E” type instruction are interpreted.</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TYPE</text:p>
          </table:table-cell>
          <table:table-cell table:style-name="Table3.A1" office:value-type="string">
            <text:p text:style-name="P20">FORMAT</text:p>
          </table:table-cell>
          <table:table-cell table:style-name="Table3.A1" office:value-type="string">
            <text:p text:style-name="P20">CORRESPONDING INSTRUCTIONS</text:p>
          </table:table-cell>
        </table:table-row>
        <table:table-row table:style-name="Table3.1">
          <table:table-cell table:style-name="Table3.A1" office:value-type="string">
            <text:p text:style-name="P13">R</text:p>
          </table:table-cell>
          <table:table-cell table:style-name="Table3.A1" office:value-type="string">
            <text:p text:style-name="P10">3 bits opcode, 3 bits op reg, 3 bits op reg</text:p>
          </table:table-cell>
          <table:table-cell table:style-name="Table3.A1" office:value-type="string">
            <text:p text:style-name="P10"><text:span text:style-name="T4">add</text:span>, nnd, lsh, rsh, mov, lod, str</text:p>
          </table:table-cell>
        </table:table-row>
        <table:table-row table:style-name="Table3.1">
          <table:table-cell table:style-name="Table3.A3" office:value-type="string">
            <text:p text:style-name="P23">E</text:p>
          </table:table-cell>
          <table:table-cell table:style-name="Table3.A3" office:value-type="string">
            <text:p text:style-name="P13">3 bits “<text:span text:style-name="T8">111” opcode</text:span>, 3 bits op reg, <text:span text:style-name="T7">3 bits </text:span><text:span text:style-name="T8">instruction select</text:span></text:p>
          </table:table-cell>
          <table:table-cell table:style-name="Table3.A3" office:value-type="string">
            <text:p text:style-name="P26">mvi, ls<text:span text:style-name="T9">l</text:span>, rs<text:span text:style-name="T9">l</text:span>, <text:span text:style-name="T9">adl</text:span>, </text:p>
          </table:table-cell>
        </table:table-row>
        <table:table-row table:style-name="Table3.1">
          <table:table-cell table:style-name="Table3.A3" office:value-type="string">
            <text:p text:style-name="P23">E<text:span text:style-name="T8">I</text:span></text:p>
          </table:table-cell>
          <table:table-cell table:style-name="Table3.A3" office:value-type="string">
            <text:p text:style-name="P26">9 bits immediate</text:p>
          </table:table-cell>
          <table:table-cell table:style-name="Table3.A3" office:value-type="string">
            <text:p text:style-name="P26">N/A (after mvi)</text:p>
          </table:table-cell>
        </table:table-row>
        <table:table-row table:style-name="Table3.1">
          <table:table-cell table:style-name="Table3.A3" office:value-type="string">
            <text:p text:style-name="P27">ER</text:p>
          </table:table-cell>
          <table:table-cell table:style-name="Table3.A3" office:value-type="string">
            <text:p text:style-name="P27">1 bit “0”, 3 bits op reg, 5 bits whatever</text:p>
          </table:table-cell>
          <table:table-cell table:style-name="Table3.A3" office:value-type="string">
            <text:p text:style-name="P26"/>
          </table:table-cell>
        </table:table-row>
        <table:table-row table:style-name="Table3.1">
          <table:table-cell table:style-name="Table3.A3" office:value-type="string">
            <text:p text:style-name="P27">EI</text:p>
          </table:table-cell>
          <table:table-cell table:style-name="Table3.A3" office:value-type="string">
            <text:p text:style-name="P27">1 bit “1”, 8 bits immediate</text:p>
          </table:table-cell>
          <table:table-cell table:style-name="Table3.A3" office:value-type="string">
            <text:p text:style-name="P26"/>
          </table:table-cell>
        </table:table-row>
      </table:table>
      <text:h text:style-name="P16" text:outline-level="2">Operations</text:h>
      <text:p text:style-name="Standard">An example row has been filled for you. When you submit, do not include the example type. In the name column, be sure to also add the definition of what the example actually does. For example, "lsl = logical shift left" would be an appropriate value to put in the name column. In the bit breakdown column, add in parenthesis what specific values the bits should be in order. X indicates that it will be specified by the programmer's instruction itself (i.e. specifying registers). In the example column, give an example of an “assembly language” instruction in your machine, then translate it into machine code. Add rows as necessary. In your submission, please delete this paragraph.</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NAME</text:p>
          </table:table-cell>
          <table:table-cell table:style-name="Table2.A1" office:value-type="string">
            <text:p text:style-name="P19">TYPE</text:p>
          </table:table-cell>
          <table:table-cell table:style-name="Table2.A1" office:value-type="string">
            <text:p text:style-name="P19">BIT BREAKDOWN</text:p>
          </table:table-cell>
          <table:table-cell table:style-name="Table2.A1" office:value-type="string">
            <text:p text:style-name="P19">EXAMPLE</text:p>
          </table:table-cell>
          <table:table-cell table:style-name="Table2.A1" office:value-type="string">
            <text:p text:style-name="P19">NOTES</text:p>
          </table:table-cell>
        </table:table-row>
        <table:table-row table:style-name="Table2.1">
          <table:table-cell table:style-name="Table2.A1" office:value-type="string">
            <text:p text:style-name="P4">and = logical and</text:p>
          </table:table-cell>
          <table:table-cell table:style-name="Table2.A1" office:value-type="string">
            <text:p text:style-name="P4">R</text:p>
          </table:table-cell>
          <table:table-cell table:style-name="Table2.A1" office:value-type="string">
            <text:p text:style-name="P4">1 bit type (0) bits opcode (010), 1 bit funct (1), 1 bit operand register (X), 1 bit operand register (X), 2 bit destination register (XX)</text:p>
          </table:table-cell>
          <table:table-cell table:style-name="Table2.A1" office:value-type="string">
            <text:p text:style-name="P4"># Assume R0 has <text:span text:style-name="T2">0b0001_0001</text:span></text:p>
            <text:p text:style-name="P4"># Assume R1 has <text:span text:style-name="T2">0b1001_0000</text:span></text:p>
            <text:p text:style-name="P4"/>
            <text:p text:style-name="P21">and R0, R1, R2 ⇔ 0_010_1_0_1_10</text:p>
            <text:p text:style-name="P4"/>
            <text:p text:style-name="P4"># after and instruction, R2 now holds <text:span text:style-name="T2">0b0001_0000</text:span></text:p>
          </table:table-cell>
          <table:table-cell table:style-name="Table2.A1" office:value-type="string">
            <text:p text:style-name="P4">This is a completely bogus example, since this implies that there are only 2 possible operand registers and 4 possible destination registers.</text:p>
            <text:p text:style-name="P4"/>
            <text:p text:style-name="P4">Mention special things like implied destination register (i.e. stack) or special notes here. </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h text:style-name="Heading_20_2" text:outline-level="2"><text:bookmark text:name="_5wdsj55zwnhn"/>Internal Operands</text:h>
      <text:p text:style-name="P28">This architecture supports 8 registers, numbered r0 through r7. All of them can be addressed and written to. However, 2 of them are special, <text:span text:style-name="T13">and 2 can technically be used as general purpose registers but ought to be used for stack-related things.</text:span></text:p>
      <text:p text:style-name="P28"/>
      <text:p text:style-name="P32">The two unofficial stack registers are r4 and r5. r4 is unofficially a <text:span text:style-name="T14">stack </text:span>pointer, and r5 is unofficially the <text:span text:style-name="T14">base</text:span> pointer. In the assembler, I intend to use “<text:span text:style-name="T14">s</text:span>p” as an alias for r4, and “<text:span text:style-name="T14">f</text:span>p” as an alias for r5. I also intend to provide macros for PSH (stack push), POP (stack pop), CAL (call function), and RET (return from function) that use r4 and r5 as stack and base pointers. However, in theory, one could simply ignore these aliases and unofficial purposes, and use r4 and r5 as general-purpose registers.</text:p>
      <text:p text:style-name="P29"><text:soft-page-break/></text:p>
      <text:p text:style-name="P32">The special registers are r6 and r7.</text:p>
      <text:p text:style-name="P32"/>
      <text:p text:style-name="P29">r6 is the program counter, and at any given cycle refers to the next instruction to be fetched. Changing the value in this register is the equivalent of a jump, whether via a MOV instruction or an ADD instruction. <text:span text:style-name="T11">The architecture will </text:span>change behavior when a MOV r6 op2 instruction is read, such that data hazards can be avoided and branch-based hardware optimizations and can be performed. <text:span text:style-name="T12">In fact, there is important behavioral change with MOV r6 that requires discussion of r7 first.</text:span></text:p>
      <text:p text:style-name="P28"/>
      <text:p text:style-name="P29">r7 is a “swiss army knife” register, <text:span text:style-name="T12">a blend of a regular register and a status register</text:span>. <text:span text:style-name="T12">It is: </text:span></text:p>
      <text:list xml:id="list3665598057" text:style-name="L1">
        <text:list-item>
          <text:p text:style-name="P41">The normal register when directly written to</text:p>
        </text:list-item>
        <text:list-item>
          <text:p text:style-name="P41">The status register when other registers are written to</text:p>
        </text:list-item>
        <text:list-item>
          <text:p text:style-name="P41">The register used to determine whether a branch is taken or not</text:p>
        </text:list-item>
      </text:list>
      <text:p text:style-name="P31"/>
      <text:p text:style-name="P32">The idea behind overloading r7 is to free up other registers that would have been relegated for such tasks to be used as general-purpose, as well as allowing r7 itself to be used as a semi-general-purpose register when used carefully. We shall see how it behaves in the following paragraphs.</text:p>
      <text:p text:style-name="P29"/>
      <text:p text:style-name="P29">If some <text:span text:style-name="T11">base </text:span>instruction writes to r7, the instruction will behave as expected. However, if an instruction writes to any other register, status bits are <text:span text:style-name="T13">simultaneously </text:span>written to r7 indicating whether <text:span text:style-name="T13">a 0 was written to the destination register</text:span>, <text:span text:style-name="T11">whether there was a carry </text:span><text:span text:style-name="T13">in an add or shift operation</text:span><text:span text:style-name="T11">, etc. Also, the MVI instruction always writes to r7, so it is an “immediate accumulator” register as well (this falls under the rule where writes to r7 act like normal instructions).</text:span></text:p>
      <text:p text:style-name="P28"/>
      <text:p text:style-name="P30"><text:span text:style-name="T12">The last </text:span>pecularity of r7 that relates to the program counter r6: r6 can only <text:span text:style-name="T12">be modified (causing a branch) </text:span>if r7 is a nonzero value. This is how conditional branches are achieved with this extremely limited instruction set. For example, if one wants to guarantee a branch, simply move 1 into r7 before running MOV r6 [branch address]. For conditional branches, you can perform an operation on two other registers, mask the status bits of r7 that you desire, perform any extra computation on r7 specifically (e.g. negating it), then branching.</text:p>
      <text:p text:style-name="P30"/>
      <text:p text:style-name="P30"><text:span text:style-name="T12">I have devised c</text:span>ompound operations <text:span text:style-name="T12">using r7 that work around </text:span>on its strange behavior, <text:span text:style-name="T12">and are </text:span>to be wrapped up in a macro. Such macros should then not use r7 itself as an input in general, with some exceptions. <text:span text:style-name="T12">If you must fill r7 with a particular value, compute it into another register (denoted rx) first, then move that value into r7 from rx.</text:span></text:p>
      <text:h text:style-name="Heading_20_2" text:outline-level="2"><text:bookmark text:name="_b8kpep22dk2d"/><text:soft-page-break/>Control Flow (branches)</text:h>
      <text:p text:style-name="Standard">TODO. What types of branches are supported? How are the target addresses calculated? What is the maximum branch distance supported? How do you accommodate large jumps?</text:p>
      <text:p text:style-name="P11">Branches are extremely simple: If you move a value into the program counter register (r<text:span text:style-name="T13">6</text:span>), the next instruction to be executed will be the value that is moved in. <text:span text:style-name="T13">A</text:span> common way one would do this is by computing the value to move to in one of the general-purpose registers (r0 through r4), then moving that value into r<text:span text:style-name="T13">6</text:span>. </text:p>
      <text:h text:style-name="Heading_20_2" text:outline-level="2"><text:bookmark text:name="_rx84hmqa7sqn"/>Addressing Modes</text:h>
      <text:p text:style-name="P14">TODO. What memory addressing modes are supported, e.g. direct, indirect? How are addresses calculated? Give examples.</text:p>
      <text:p text:style-name="P14"/>
      <text:p text:style-name="P32">Memory addressing is indirect, as is typical for a load-store architecture. <text:span text:style-name="T14">The LOD instruction reads the address stored in the register passed to the second operand, and writes that value into the first one. The STR instruction reads the value stored in the second operand’s register and writes it to the address stored in the first operand’s register.</text:span></text:p>
      <text:p text:style-name="P14"/>
      <text:list xml:id="list222218465018322" text:continue-list="list222219243736387" text:style-name="WWNum2">
        <text:list-item>
          <text:h text:style-name="P36" text:outline-level="1"><text:bookmark text:name="_my15vv5lm5qt"/><text:s/>Programmer's Model [Lite]</text:h>
        </text:list-item>
      </text:list>
      <text:p text:style-name="Standard">TODO. 4.1 How should a programmer think about how your machine operates? Provide a description of the general strategy a programmer should use to write programs with your machine. For example, one could say that the programmer should prioritize loading in the necessary values from memory into as many registers as possible, then perform calculations. Another approach could be loading and writing to memory in between every calculation step. Word limit: 200 words.</text:p>
      <text:p text:style-name="Standard"/>
      <text:p text:style-name="P33">As a load-store processor with stack and frame pointers, programmers should consider program memory as the place where variables and important data should be stored. Registers can draw information from the stack and use it to perform computations, but should write their results back to the stack at their earliest convenience (unless they can get away with not doing so to improve performance).</text:p>
      <text:p text:style-name="Standard"/>
      <text:p text:style-name="Standard"/>
      <text:p text:style-name="Standard"><text:soft-page-break/>TODO. 4.2 Can we copy the instructions/operation from MIPS or ARM ISA? If no, explain why not? How did you overcome this or how do you deal with this in your current design? Word limit: 100 words.</text:p>
      <text:p text:style-name="Standard"/>
      <text:list xml:id="list222218398906134" text:continue-numbering="true" text:style-name="WWNum2">
        <text:list-item>
          <text:h text:style-name="P37" text:outline-level="1"><text:bookmark text:name="_lrmz1meotmac"/><text:s/>Program Implementation</text:h>
        </text:list-item>
      </text:list>
      <text:p text:style-name="Standard">An example Pseudocode and Assembly Code has been filled out for you. When you submit, please delete the example along with this paragraph.</text:p>
      <text:h text:style-name="Heading_20_2" text:outline-level="2"><text:bookmark text:name="_v3qshtgpgh6h"/>Example Pseudocode</text:h>
      <text:p text:style-name="P5"># function that performs division</text:p>
      <text:p text:style-name="P5">mul_inverse(operand):</text:p>
      <text:p text:style-name="P5"><text:s text:c="2"/>divisor = operand</text:p>
      <text:p text:style-name="P5"><text:s text:c="2"/>dividend = 1</text:p>
      <text:p text:style-name="P5"><text:s text:c="2"/>result = 0</text:p>
      <text:p text:style-name="P5"><text:s text:c="2"/>counter = 0</text:p>
      <text:p text:style-name="P5"><text:s text:c="2"/>while counter != 16:</text:p>
      <text:p text:style-name="P5"><text:s text:c="4"/>if dividend &gt; divisor:</text:p>
      <text:p text:style-name="P5"><text:s text:c="6"/>dividend -= divisor</text:p>
      <text:p text:style-name="P5"><text:s text:c="6"/>result = (result &lt;&lt; 1) || 1</text:p>
      <text:p text:style-name="P5"><text:s text:c="4"/>else:</text:p>
      <text:p text:style-name="P5"><text:s text:c="6"/>result = (result &lt;&lt; 1)</text:p>
      <text:p text:style-name="P5"><text:s text:c="4"/>dividend &lt;&lt;= 1</text:p>
      <text:p text:style-name="P5"><text:s text:c="4"/>counter += 1</text:p>
      <text:p text:style-name="P5"><text:s text:c="2"/>return result</text:p>
      <text:p text:style-name="Standard"/>
      <text:h text:style-name="P2" text:outline-level="2"><text:bookmark text:name="_lrx4944hq475"/>Example Assembly Code</text:h>
      <text:p text:style-name="P5"># Do not try to understand this code. It is bogus code, but a good example of what to submit.</text:p>
      <text:p text:style-name="P5"/>
      <text:p text:style-name="P5"># loading divisor</text:p>
      <text:p text:style-name="P5">load R0, %0010<text:tab/><text:tab/># 0010 = location of the divisor in memory</text:p>
      <text:p text:style-name="P5">load R1, %0100<text:tab/><text:tab/># 0100 = location of the dividend in memory</text:p>
      <text:p text:style-name="P5"/>
      <text:p text:style-name="P5">add R0, R1, R2<text:tab/><text:tab/># R0 + R1 =&gt; R2 adding the divisor and the dividend together</text:p>
      <text:p text:style-name="P5">...</text:p>
      <text:p text:style-name="P5"># more assembly code</text:p>
      <text:p text:style-name="P5"><text:bookmark text:name="_GoBack"/>...</text:p>
      <text:p text:style-name="P5"/>
      <text:p text:style-name="P5"># note that this may be several pages long. The teaching staff will not be verifying correctness of your assembly code for Milestone 1.</text:p>
      <text:h text:style-name="Heading_20_2" text:outline-level="2"><text:bookmark text:name="_6emjngjdyh5q"/>Program 1 Pseudocode</text:h>
      <text:p text:style-name="P33"># int to float</text:p>
      <text:p text:style-name="Standard">TODO <text:s text:c="4"/>Note: this will be completed for Milestone 3, but start thinking about it actively now.</text:p>
      <text:p text:style-name="Standard"/>
      <text:p text:style-name="P42"/>
      <text:h text:style-name="Heading_20_2" text:outline-level="2"><text:bookmark text:name="_y8ps514ymi1x"/>Program 1 Assembly Code</text:h>
      <text:p text:style-name="Standard">TODO <text:s text:c="5"/>Likewise, Milestone 3.</text:p>
      <text:h text:style-name="Heading_20_2" text:outline-level="2"><text:bookmark text:name="_jesttmr301jt"/>Program 2 Pseudocode</text:h>
      <text:p text:style-name="Standard">TODO</text:p>
      <text:h text:style-name="Heading_20_2" text:outline-level="2"><text:bookmark text:name="_e1qnacfpk9p1"/><text:soft-page-break/>Program 2 Assembly Code</text:h>
      <text:p text:style-name="Standard">TODO</text:p>
      <text:h text:style-name="Heading_20_2" text:outline-level="2"><text:bookmark text:name="_81tra0bobf8x"/>Program 3 Pseudocode</text:h>
      <text:p text:style-name="Standard">TODO</text:p>
      <text:h text:style-name="Heading_20_2" text:outline-level="2"><text:bookmark text:name="_2v4b8l3s6jhp"/>Program 3 Assembly Code</text:h>
      <text:p text:style-name="Standard">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tyle:font-family-generic="roman" style:font-pitch="variable"/>
    <style:font-face style:name="Fira Mono1" svg:font-family="'Fira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meta:editing-cycles>
    <meta:creation-date>2024-04-09T23:50:00</meta:creation-date>
    <dc:date>2024-10-27T22:22:17.405859167</dc:date>
    <meta:editing-duration>PT17H26M31S</meta:editing-duration>
    <meta:generator>LibreOffice/7.3.7.2$Linux_X86_64 LibreOffice_project/30$Build-2</meta:generator>
    <meta:document-statistic meta:table-count="3" meta:image-count="0" meta:object-count="0" meta:page-count="11" meta:paragraph-count="130" meta:word-count="2074" meta:character-count="12212" meta:non-whitespace-character-count="10207"/>
    <meta:user-defined meta:name="AppVersion">16.0000</meta:user-defined>
    <meta:template xlink:type="simple" xlink:actuate="onRequest" xlink:title="Normal.dotm" xlink:href=""/>
  </office:meta>
</office:document-meta>
</file>